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1a) TCP<text:s/>checks the bits it has sent are received and if not it resends them, this means data is not lost but the transmission is slower. In comparison to UDP which sends streams of bits constantly with no error checking<text:s/>for a better connection but more chances of lost data. TCP can be used in situations where any data lost will cause errors while UDP can be used in situations where data being lost is not of great importance</text:p>
      <text:p text:style-name="Normal"/>
      <text:p text:style-name="Normal">1b)</text:p>
      <text:p text:style-name="Normal"><text:tab/>File Transfer- TCP, A constant stream is not needed to deliver all the packets</text:p>
      <text:p text:style-name="Normal"><text:tab/>Real time streamed video – UDP, A constant stream of data is needed</text:p>
      <text:p text:style-name="Normal"><text:tab/>Web Browsing – TCP,<text:s/></text:p>
      <text:p text:style-name="Normal"><text:tab/>VoIP telephone conversation<text:s/>–<text:s/>UDP</text:p>
      <text:p text:style-name="Normal">1c)</text:p>
      <text:p text:style-name="Normal"/>
      <text:p text:style-name="Normal">2a)<text:s/>Both IP addresses are Class C but the subnet masks are different, cable is straight through (Can talk about ).</text:p>
      <text:p text:style-name="Normal">2b)<text:s/>ST used to talk to devices that are different, that Can talk and lesson, one send one receive, crossover can talk to dissimilar (TX and RX, crossover needed)</text:p>
      <text:p text:style-name="Normal">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mputing</meta:initial-creator>
    <dc:creator>Computing</dc:creator>
    <meta:creation-date>2018-04-23T09:50:00Z</meta:creation-date>
    <dc:date>2018-04-23T11:55:00Z</dc:date>
    <meta:template xlink:href="Normal.dotm" xlink:type="simple"/>
    <meta:editing-cycles>7</meta:editing-cycles>
    <meta:editing-duration>PT6540S</meta:editing-duration>
    <meta:document-statistic meta:page-count="1" meta:paragraph-count="1" meta:word-count="137" meta:character-count="923" meta:row-count="6" meta:non-whitespace-character-count="787"/>
  </office:meta>
</office:document-meta>
</file>